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</office:automatic-styles>
  <office:body>
    <office:spreadsheet>
      <table:table table:name="feuille1">
        <table:table-column/>
        <table:table-column/>
        <table:table-column/>
        <table:table-column/>
        <table:table-row>
          <table:table-cell>
            <text:p>Nom</text:p>
          </table:table-cell>
          <table:table-cell>
            <text:p>CP</text:p>
          </table:table-cell>
          <table:table-cell>
            <text:p>Age</text:p>
          </table:table-cell>
          <table:table-cell>
            <text:p>C.E.</text:p>
          </table:table-cell>
        </table:table-row>
        <table:table-row>
          <table:table-cell>
            <text:p>Qua</text:p>
          </table:table-cell>
          <table:table-cell>
            <text:p>18000.0</text:p>
          </table:table-cell>
          <table:table-cell>
            <text:p>22.0</text:p>
          </table:table-cell>
          <table:table-cell>
            <text:p>G1</text:p>
          </table:table-cell>
        </table:table-row>
        <table:table-row>
          <table:table-cell>
            <text:p>Jij</text:p>
          </table:table-cell>
          <table:table-cell>
            <text:p>69000.0</text:p>
          </table:table-cell>
          <table:table-cell>
            <text:p>27.0</text:p>
          </table:table-cell>
          <table:table-cell>
            <text:p>G1</text:p>
          </table:table-cell>
        </table:table-row>
        <table:table-row>
          <table:table-cell>
            <text:p>Lgt</text:p>
          </table:table-cell>
          <table:table-cell>
            <text:p>18500.0</text:p>
          </table:table-cell>
          <table:table-cell>
            <text:p>21.0</text:p>
          </table:table-cell>
          <table:table-cell>
            <text:p>G2</text:p>
          </table:table-cell>
        </table:table-row>
        <table:table-row>
          <table:table-cell>
            <text:p>Lszz</text:p>
          </table:table-cell>
          <table:table-cell>
            <text:p>18510.0</text:p>
          </table:table-cell>
          <table:table-cell>
            <text:p>20.0</text:p>
          </table:table-cell>
          <table:table-cell>
            <text:p>G2</text:p>
          </table:table-cell>
        </table:table-row>
        <table:table-row>
          <table:table-cell>
            <text:p>Hiv</text:p>
          </table:table-cell>
          <table:table-cell>
            <text:p>69100.0</text:p>
          </table:table-cell>
          <table:table-cell>
            <text:p>26.0</text:p>
          </table:table-cell>
          <table:table-cell>
            <text:p>G3</text:p>
          </table:table-cell>
        </table:table-row>
        <table:table-row>
          <table:table-cell>
            <text:p>Qik</text:p>
          </table:table-cell>
          <table:table-cell>
            <text:p>69300.0</text:p>
          </table:table-cell>
          <table:table-cell>
            <text:p>28.0</text:p>
          </table:table-cell>
          <table:table-cell>
            <text:p>G3</text:p>
          </table:table-cell>
        </table:table-row>
      </table:table>
    </office:spreadsheet>
  </office:body>
</office:document-content>
</file>